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490000025397CE6EDABE7689EC.png" manifest:media-type="image/png"/>
  <manifest:file-entry manifest:full-path="Pictures/1000020100000349000002534CA17A0A3A682D8B.png" manifest:media-type="image/png"/>
  <manifest:file-entry manifest:full-path="Pictures/10038FE50000A4290000741E34409CAA7830F463.svg" manifest:media-type="image/svg+xml"/>
  <manifest:file-entry manifest:full-path="Pictures/1002FD100000A4290000741E732F05A3C6177CC6.svg" manifest:media-type="image/svg+xml"/>
  <manifest:file-entry manifest:full-path="Pictures/10000201000003490000025306682CBF00D7BFD5.png" manifest:media-type="image/png"/>
  <manifest:file-entry manifest:full-path="Pictures/10057D320000A4290000741E487449B20FEBE8EB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pitch="variable"/>
    <style:font-face style:name="Courier New" svg:font-family="'Courier New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277cm"/>
    </style:style>
    <style:style style:name="gr3" style:family="graphic" style:parent-style-name="standard">
      <style:graphic-properties draw:stroke="none" svg:stroke-color="#000000" draw:fill="none" draw:fill-color="#ffffff" fo:min-height="6.688cm"/>
    </style:style>
    <style:style style:name="P1" style:family="paragraph">
      <style:paragraph-properties fo:text-align="center"/>
    </style:style>
    <style:style style:name="P2" style:family="paragraph">
      <style:text-properties style:font-name="Courier New" fo:font-size="9pt" style:font-size-asian="18pt" style:font-size-complex="18pt"/>
    </style:style>
    <style:style style:name="P3" style:family="paragraph">
      <loext:graphic-properties draw:fill="none" draw:fill-color="#ffffff"/>
      <style:text-properties style:font-name="Courier New" fo:font-size="9pt" style:font-size-asian="18pt" style:font-size-complex="18pt"/>
    </style:style>
    <style:style style:name="T1" style:family="text">
      <style:text-properties style:font-name="Arial" fo:font-size="22pt" style:font-size-asian="22pt" style:font-size-complex="22pt"/>
    </style:style>
    <style:style style:name="T2" style:family="text">
      <style:text-properties style:font-name="Courier New" fo:font-size="9pt" style:font-size-asian="18pt" style:font-size-complex="18pt"/>
    </style:style>
    <style:style style:name="T3" style:family="text">
      <style:text-properties style:font-name="Courier New" fo:font-size="9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cm" svg:height="7cm" svg:x="8.9cm" svg:y="0.051cm">
            <draw:image xlink:href="Pictures/10057D320000A4290000741E487449B20FEBE8EB.svg" xlink:type="simple" xlink:show="embed" xlink:actuate="onLoad">
              <text:p/>
            </draw:image>
            <draw:image xlink:href="Pictures/10000201000003490000025306682CBF00D7BFD5.png" xlink:type="simple" xlink:show="embed" xlink:actuate="onLoad"/>
          </draw:frame>
          <draw:frame draw:style-name="gr1" draw:text-style-name="P1" draw:layer="layout" svg:width="10cm" svg:height="7.07cm" svg:x="8.9cm" svg:y="8.114cm">
            <draw:image xlink:href="Pictures/1002FD100000A4290000741E732F05A3C6177CC6.svg" xlink:type="simple" xlink:show="embed" xlink:actuate="onLoad">
              <text:p/>
            </draw:image>
            <draw:image xlink:href="Pictures/1000020100000349000002534CA17A0A3A682D8B.png" xlink:type="simple" xlink:show="embed" xlink:actuate="onLoad"/>
          </draw:frame>
          <draw:frame draw:style-name="gr1" draw:text-style-name="P1" draw:layer="layout" svg:width="10cm" svg:height="7.07cm" svg:x="8.9cm" svg:y="16.178cm">
            <draw:image xlink:href="Pictures/10038FE50000A4290000741E34409CAA7830F463.svg" xlink:type="simple" xlink:show="embed" xlink:actuate="onLoad">
              <text:p/>
            </draw:image>
            <draw:image xlink:href="Pictures/10000201000003490000025397CE6EDABE7689EC.png" xlink:type="simple" xlink:show="embed" xlink:actuate="onLoad"/>
          </draw:frame>
          <draw:frame draw:style-name="gr2" draw:text-style-name="P3" draw:layer="layout" svg:width="8.47cm" svg:height="7.527cm" svg:x="0.386cm" svg:y="0.129cm">
            <draw:text-box>
              <text:p text:style-name="P2"><text:span text:style-name="T1">Auszug 0 (extract.0)</text:span></text:p>
              <text:p text:style-name="P2"><text:span text:style-name="T2"/></text:p>
              <text:p text:style-name="P2"><text:span text:style-name="T2"/></text:p>
              <text:p text:style-name="P2"><text:span text:style-name="T2"><text:s text:c="4"/></text:span><text:span text:style-name="T3">"0"</text:span><text:span text:style-name="T2"> : {</text:span></text:p>
              <text:p text:style-name="P2"><text:span text:style-name="T2"><text:s text:c="6"/></text:span><text:span text:style-name="T2">"voices" <text:s text:c="5"/>: [1, 2, 3, 4],</text:span></text:p>
              <text:p text:style-name="P2"><text:span text:style-name="T2"><text:s text:c="6"/></text:span><text:span text:style-name="T2">"flowlines" <text:s text:c="2"/>: [1, 3],</text:span></text:p>
              <text:p text:style-name="P2"><text:span text:style-name="T2"><text:s text:c="6"/></text:span><text:span text:style-name="T2">"repeatsigns" : {"voices": </text:span></text:p>
              <text:p text:style-name="P2"><text:span text:style-name="T2"><text:s text:c="25"/></text:span><text:span text:style-name="T2">[1, 2, 3, 4]},</text:span></text:p>
              <text:p text:style-name="P2"><text:span text:style-name="T2"><text:s text:c="6"/></text:span><text:span text:style-name="T2">"layoutlines" : [1, 2, 3, 4],</text:span></text:p>
              <text:p text:style-name="P2"><text:span text:style-name="T2"><text:s text:c="6"/></text:span><text:span text:style-name="T2">"legend" <text:s text:c="3"/>: {"pos": [310, 8],</text:span></text:p>
              <text:p text:style-name="P2"><text:span text:style-name="T2"><text:s text:c="21"/></text:span><text:span text:style-name="T2">"spos": [337, 17]},</text:span></text:p>
              <text:p text:style-name="P2"><text:span text:style-name="T2"><text:s text:c="6"/></text:span><text:span text:style-name="T2">"lyrics" <text:s text:c="5"/>: {</text:span></text:p>
              <text:p text:style-name="P2"><text:span text:style-name="T2"><text:s text:c="8"/></text:span><text:span text:style-name="T2">"1" : {"verses": [1, 2], </text:span></text:p>
              <text:p text:style-name="P2"><text:span text:style-name="T2"><text:s text:c="15"/></text:span><text:span text:style-name="T2">"pos": [8, 102]},</text:span></text:p>
              <text:p text:style-name="P2"><text:span text:style-name="T2"><text:s text:c="8"/></text:span><text:span text:style-name="T2">"2" : {"verses": [3, 4], </text:span></text:p>
              <text:p text:style-name="P2"><text:span text:style-name="T2"><text:s text:c="15"/></text:span><text:span text:style-name="T2">"pos": [347, 118]}</text:span></text:p>
              <text:p text:style-name="P2"><text:span text:style-name="T2"><text:s text:c="6"/></text:span><text:span text:style-name="T2">},</text:span></text:p>
              <text:p text:style-name="P2"><text:span text:style-name="T2"/></text:p>
              <text:p text:style-name="P2"><text:span text:style-name="T2"/></text:p>
            </draw:text-box>
          </draw:frame>
          <draw:frame draw:style-name="gr3" draw:text-style-name="P3" draw:layer="layout" svg:width="8.47cm" svg:height="6.938cm" svg:x="0.409cm" svg:y="16.214cm">
            <draw:text-box>
              <text:p text:style-name="P2"><text:span text:style-name="T1">Auszug 2 (extract.2)</text:span></text:p>
              <text:p text:style-name="P2"><text:span text:style-name="T2"/></text:p>
              <text:p text:style-name="P2"><text:span text:style-name="T2"/></text:p>
              <text:p text:style-name="P2"><text:span text:style-name="T2"><text:s text:c="4"/></text:span><text:span text:style-name="T2">"2" : {</text:span></text:p>
              <text:p text:style-name="P2"><text:span text:style-name="T2"><text:s text:c="5"/></text:span><text:span text:style-name="T2">"voices": </text:span><text:span text:style-name="T3">[3, 4]</text:span><text:span text:style-name="T2">, </text:span></text:p>
              <text:p text:style-name="P2"><text:span text:style-name="T2"><text:s text:c="6"/></text:span><text:span text:style-name="T2">"legend" : </text:span></text:p>
              <text:p text:style-name="P2"><text:span text:style-name="T2"><text:s text:c="9"/></text:span><text:span text:style-name="T2">{"pos": </text:span><text:span text:style-name="T3">[301, 10]</text:span><text:span text:style-name="T2">, </text:span></text:p>
              <text:p text:style-name="P2"><text:span text:style-name="T2"><text:s text:c="10"/></text:span><text:span text:style-name="T2">"spos": </text:span><text:span text:style-name="T3">[327, 29]}</text:span><text:span text:style-name="T2">,</text:span></text:p>
              <text:p text:style-name="P2"><text:span text:style-name="T2"><text:s text:c="6"/></text:span><text:span text:style-name="T2">"lyrics" : {</text:span></text:p>
              <text:p text:style-name="P2"><text:span text:style-name="T2"><text:s text:c="8"/></text:span><text:span text:style-name="T2">"1" : {"verses": </text:span><text:span text:style-name="T3">[1, 2, 3, 4]</text:span><text:span text:style-name="T2">, </text:span></text:p>
              <text:p text:style-name="P2"><text:span text:style-name="T2"><text:s text:c="15"/></text:span><text:span text:style-name="T2">"pos": </text:span><text:span text:style-name="T3">[272, 74]</text:span><text:span text:style-name="T2">},</text:span></text:p>
              <text:p text:style-name="P2"><text:span text:style-name="T2"><text:s text:c="8"/></text:span><text:span text:style-name="T2">"2" : {"verses": </text:span><text:span text:style-name="T3">[0]</text:span><text:span text:style-name="T2">, </text:span></text:p>
              <text:p text:style-name="P2"><text:span text:style-name="T2"><text:s text:c="15"/></text:span><text:span text:style-name="T2">"pos": </text:span><text:span text:style-name="T3">[350, 70]</text:span><text:span text:style-name="T2">}</text:span></text:p>
              <text:p text:style-name="P2"><text:span text:style-name="T2"><text:s text:c="6"/></text:span><text:span text:style-name="T2">}</text:span></text:p>
              <text:p text:style-name="P2"><text:span text:style-name="T2"/></text:p>
              <text:p text:style-name="P2"><text:span text:style-name="T2"/></text:p>
            </draw:text-box>
          </draw:frame>
          <draw:frame draw:style-name="gr3" draw:text-style-name="P3" draw:layer="layout" svg:width="8.47cm" svg:height="6.938cm" svg:x="0.369cm" svg:y="8.143cm">
            <draw:text-box>
              <text:p text:style-name="P2"><text:span text:style-name="T1">Auszug 1 (extract.1)</text:span></text:p>
              <text:p text:style-name="P2"><text:span text:style-name="T2"/></text:p>
              <text:p text:style-name="P2"><text:span text:style-name="T2"/></text:p>
              <text:p text:style-name="P2"><text:span text:style-name="T2"><text:s text:c="4"/></text:span><text:span text:style-name="T3">"1"</text:span><text:span text:style-name="T2"> : {</text:span></text:p>
              <text:p text:style-name="P2"><text:span text:style-name="T2"><text:s text:c="5"/></text:span><text:span text:style-name="T2">"voices": </text:span><text:span text:style-name="T3">[1, 2]</text:span><text:span text:style-name="T2">, </text:span></text:p>
              <text:p text:style-name="P2"><text:span text:style-name="T2"><text:s text:c="5"/></text:span><text:span text:style-name="T2">"lyrics": {</text:span></text:p>
              <text:p text:style-name="P2"><text:span text:style-name="T2"><text:s text:c="8"/></text:span><text:span text:style-name="T2">"1": {"pos": </text:span><text:span text:style-name="T3">[166, 39]</text:span><text:span text:style-name="T2">}}},</text:span></text:p>
              <text:p text:style-name="P2"><text:span text:style-name="T2"><text:s text:c="6"/></text:span><text:span text:style-name="T2">}</text:span></text:p>
              <text:p text:style-name="P2"><text:span text:style-name="T2"><text:s text:c="5"/></text:span><text:span text:style-name="T2">}</text:span></text:p>
              <text:p text:style-name="P2"><text:span text:style-name="T2"/></text:p>
              <text:p text:style-name="P2"><text:span text:style-name="T2"/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pitch="variable"/>
    <style:font-face style:name="Courier New" svg:font-family="'Courier New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3:41:50.591834000</meta:creation-date>
    <dc:date>2016-11-07T10:07:06.280511000</dc:date>
    <meta:editing-duration>PT10M29S</meta:editing-duration>
    <meta:editing-cycles>4</meta:editing-cycles>
    <meta:generator>LibreOffice/5.2.2.2$MacOSX_X86_64 LibreOffice_project/8f96e87c890bf8fa77463cd4b640a2312823f3ad</meta:generator>
    <meta:document-statistic meta:object-count="7"/>
  </office:meta>
</office:document-meta>
</file>